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5cm" svg:stroke-color="#b2b2b2" draw:marker-start-width="0.95cm" draw:marker-end-width="0.95cm" draw:fill="solid" draw:fill-color="#666666" draw:textarea-horizontal-align="justify" draw:textarea-vertical-align="middle" draw:auto-grow-height="false" fo:min-height="0cm" fo:min-width="0cm" fo:padding-top="0.375cm" fo:padding-bottom="0.375cm" fo:padding-left="0.5cm" fo:padding-right="0.5cm"/>
    </style:style>
    <style:style style:name="gr2" style:family="graphic" style:parent-style-name="standard">
      <style:graphic-properties draw:stroke="none" svg:stroke-color="#000000" draw:fill="none" draw:fill-color="#ffffff" fo:min-height="5cm"/>
    </style:style>
    <style:style style:name="gr3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2b2b2" fo:font-family="Impact" style:font-family-generic="swiss" style:font-pitch="variable" fo:font-size="120pt" style:font-size-asian="120pt" style:font-size-complex="120pt"/>
    </style:style>
    <style:style style:name="T1" style:family="text">
      <style:text-properties fo:color="#b2b2b2" fo:font-family="Impact" style:font-family-generic="swiss" style:font-pitch="variable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12cm" svg:height="12cm" svg:x="2.5cm" svg:y="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1cm" svg:height="10.581cm" svg:x="3cm" svg:y="3.25cm">
            <draw:text-box>
              <text:p text:style-name="P2"><text:span text:style-name="T1">Send</text:span></text:p>
              <text:p text:style-name="P2"><text:span text:style-name="T1">OSC</text:span></text:p>
            </draw:text-box>
          </draw:frame>
        </draw:g>
        <draw:rect draw:style-name="gr3" draw:text-style-name="P1" draw:layer="layout" svg:width="13cm" svg:height="13cm" svg:x="2cm" svg:y="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5-02-19T16:14:22.79</meta:creation-date>
    <dc:date>2015-02-19T19:07:41.38</dc:date>
    <dc:creator>_ </dc:creator>
    <meta:editing-duration>PT2H38M8S</meta:editing-duration>
    <meta:editing-cycles>1</meta:editing-cycles>
    <meta:document-statistic meta:object-count="4"/>
    <meta:generator>OpenOffice/4.1.1$Win32 OpenOffice.org_project/411m6$Build-9775</meta:generator>
  </office:meta>
</office:document-meta>
</file>